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Helvetica Neue" svg:font-family="'Helvetica Neue', Helvetica, Arial, sans-serif"/>
    <style:font-face style:name="Palatino linotype" svg:font-family="'Palatino linotype'" style:font-family-generic="roman"/>
    <style:font-face style:name="Times-Roman" svg:font-family="Times-Roman, 'Times New Roman'" style:font-family-generic="roman"/>
    <style:font-face style:name="Courier New" svg:font-family="'Courier New'" style:font-pitch="variable"/>
    <style:font-face style:name="Lohit Hindi" svg:font-family="'Lohit Hindi', 'MS Mincho'" style:font-pitch="variable"/>
    <style:font-face style:name="Palatino Linotype1" svg:font-family="'Palatino Linotype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284cm" fo:margin-left="0.173cm" table:align="left" style:writing-mode="lr-tb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9.775cm"/>
    </style:style>
    <style:style style:name="Table1.1" style:family="table-row">
      <style:table-row-properties style:min-row-height="0.681cm" fo:keep-together="auto"/>
    </style:style>
    <style:style style:name="Table1.A1" style:family="table-cell">
      <style:table-cell-properties style:vertical-align="middle" fo:background-color="#0000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76cm" fo:keep-together="auto"/>
    </style:style>
    <style:style style:name="Table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565cm" table:align="left" style:writing-mode="lr-tb"/>
    </style:style>
    <style:style style:name="Table2.A" style:family="table-column">
      <style:table-column-properties style:column-width="4.505cm"/>
    </style:style>
    <style:style style:name="Table2.C" style:family="table-column">
      <style:table-column-properties style:column-width="3.782cm"/>
    </style:style>
    <style:style style:name="Table2.D" style:family="table-column">
      <style:table-column-properties style:column-width="3.773cm"/>
    </style:style>
    <style:style style:name="Table2.1" style:family="table-row">
      <style:table-row-properties style:min-row-height="0.376cm" fo:keep-together="auto"/>
    </style:style>
    <style:style style:name="Table2.A1" style:family="table-cell">
      <style:table-cell-properties style:vertical-align="top" fo:padding="0.097cm" fo:border-left="none" fo:border-right="none" fo:border-top="none" fo:border-bottom="0.1pt solid #000000" style:writing-mode="lr-tb"/>
    </style:style>
    <style:style style:name="Table2.B1" style:family="table-cell">
      <style:table-cell-properties style:vertical-align="top" fo:background-color="#000000" fo:padding="0.097cm" fo:border="0.1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2.A3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3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C3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D3" style:family="table-cell">
      <style:table-cell-properties style:vertical-align="top" fo:padding="0.097cm" fo:border="0.1pt solid #000000" style:writing-mode="lr-tb"/>
    </style:style>
    <style:style style:name="Table2.A4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5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6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7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8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9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10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1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5.614cm" table:align="left" style:writing-mode="lr-tb"/>
    </style:style>
    <style:style style:name="Table3.A" style:family="table-column">
      <style:table-column-properties style:column-width="8.414cm"/>
    </style:style>
    <style:style style:name="Table3.B" style:family="table-column">
      <style:table-column-properties style:column-width="7.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none" fo:border-right="none" fo:border-top="none" fo:border-bottom="0.1pt solid #000000" style:writing-mode="lr-tb"/>
    </style:style>
    <style:style style:name="Table3.B1" style:family="table-cell">
      <style:table-cell-properties style:vertical-align="top" fo:background-color="#000000" fo:padding="0.097cm" fo:border="0.1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3.A3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A4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A5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A6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A7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A8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6.533cm" fo:margin-left="0.115cm" table:align="left" style:writing-mode="lr-tb"/>
    </style:style>
    <style:style style:name="Table4.A" style:family="table-column">
      <style:table-column-properties style:column-width="8.281cm"/>
    </style:style>
    <style:style style:name="Table4.B" style:family="table-column">
      <style:table-column-properties style:column-width="8.2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none" fo:border-right="none" fo:border-top="none" fo:border-bottom="0.1pt solid #000000" style:writing-mode="lr-tb"/>
    </style:style>
    <style:style style:name="Table4.B1" style:family="table-cell">
      <style:table-cell-properties style:vertical-align="top" fo:background-color="#000000" fo:padding="0.097cm" fo:border="0.1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4.A3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.A4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.A5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.A6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.A7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.A8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style:font-name="Palatino Linotype1" fo:font-size="16pt" fo:font-weight="bold" style:font-size-asian="16pt" style:font-weight-asian="bold" style:font-name-complex="Palatino Linotype1" style:font-size-complex="16pt"/>
    </style:style>
    <style:style style:name="P2" style:family="paragraph" style:parent-style-name="Standard">
      <style:paragraph-properties fo:line-height="120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style:font-name-asian="Times-Roman" style:font-name-complex="Palatino Linotype1" style:language-complex="zxx" style:country-complex="none"/>
    </style:style>
    <style:style style:name="P3" style:family="paragraph" style:parent-style-name="Standard">
      <style:paragraph-properties fo:line-height="120%" fo:orphans="0" fo:widows="0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officeooo:rsid="00166f0d" officeooo:paragraph-rsid="00166f0d" style:font-name-asian="Times-Roman" style:font-name-complex="Palatino Linotype1" style:language-complex="zxx" style:country-complex="none"/>
    </style:style>
    <style:style style:name="P4" style:family="paragraph" style:parent-style-name="Standard">
      <style:paragraph-properties fo:line-height="12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fo:font-weight="bold" style:font-name-asian="Times-Roman" style:font-weight-asian="bold" style:font-name-complex="Palatino Linotype1" style:language-complex="zxx" style:country-complex="none" style:font-weight-complex="bold"/>
    </style:style>
    <style:style style:name="P5" style:family="paragraph" style:parent-style-name="Standard">
      <style:paragraph-properties fo:line-height="120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fo:font-weight="bold" style:font-name-asian="Times-Roman" style:font-weight-asian="bold" style:font-name-complex="Palatino Linotype1" style:language-complex="zxx" style:country-complex="none" style:font-weight-complex="bold"/>
    </style:style>
    <style:style style:name="P6" style:family="paragraph" style:parent-style-name="Standard">
      <style:paragraph-properties fo:line-height="12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style:font-name-complex="Palatino Linotype1" style:language-complex="zxx" style:country-complex="none"/>
    </style:style>
    <style:style style:name="P7" style:family="paragraph" style:parent-style-name="Standard">
      <style:paragraph-properties fo:line-height="120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style:font-name-complex="Palatino Linotype1" style:language-complex="zxx" style:country-complex="none"/>
    </style:style>
    <style:style style:name="P8" style:family="paragraph" style:parent-style-name="Standard">
      <style:paragraph-properties fo:line-height="12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 style:parent-style-name="Standard">
      <style:paragraph-properties fo:line-height="120%" fo:orphans="0" fo:widows="0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 style:parent-style-name="Standard">
      <style:paragraph-properties fo:line-height="120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style:font-name-asian="Palatino Linotype1" style:font-name-complex="Palatino Linotype1" style:language-complex="zxx" style:country-complex="none"/>
    </style:style>
    <style:style style:name="P13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officeooo:rsid="001a22f1" officeooo:paragraph-rsid="001a22f1" style:font-name-asian="Palatino Linotype1" style:font-name-complex="Palatino Linotype1" style:language-complex="zxx" style:country-complex="none"/>
    </style:style>
    <style:style style:name="P14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" officeooo:paragraph-rsid="002d6264" style:font-name-complex="Palatino Linotype" style:language-complex="zxx" style:country-complex="none"/>
    </style:style>
    <style:style style:name="P15" style:family="paragraph" style:parent-style-name="Standard">
      <style:paragraph-properties fo:line-height="120%" fo:text-align="justify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 style:parent-style-name="Standard">
      <style:paragraph-properties fo:line-height="120%" fo:text-align="justify" style:justify-single-word="false" fo:padding-left="0.141cm" fo:padding-right="0.141cm" fo:padding-top="0.035cm" fo:padding-bottom="0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style:font-name-complex="Palatino Linotype1" style:language-complex="zxx" style:country-complex="none"/>
    </style:style>
    <style:style style:name="P17" style:family="paragraph" style:parent-style-name="Table_20_Contents">
      <style:paragraph-properties fo:text-align="justify" style:justify-single-word="false" style:snap-to-layout-grid="false"/>
    </style:style>
    <style:style style:name="P18" style:family="paragraph" style:parent-style-name="Table_20_Contents">
      <style:paragraph-properties fo:text-align="center" style:justify-single-word="false" style:snap-to-layout-grid="false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style:font-name="Palatino Linotype1" style:font-name-complex="Palatino Linotype1" style:language-complex="zxx" style:country-complex="none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0c2e3c" officeooo:paragraph-rsid="000c2e3c" style:font-name-complex="Palatino Linotype1" style:language-complex="zxx" style:country-complex="none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0d5de7" officeooo:paragraph-rsid="000d5de7" style:font-name-complex="Palatino Linotype1" style:language-complex="zxx" style:country-complex="none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0dfb9a" officeooo:paragraph-rsid="000dfb9a" style:font-name-complex="Palatino Linotype1" style:language-complex="zxx" style:country-complex="none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0e9932" officeooo:paragraph-rsid="000e9932" style:font-name-complex="Palatino Linotype1" style:language-complex="zxx" style:country-complex="none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0f88ec" officeooo:paragraph-rsid="000f88ec" style:font-name-complex="Palatino Linotype1" style:language-complex="zxx" style:country-complex="none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103d44" officeooo:paragraph-rsid="00103d44" style:font-name-complex="Palatino Linotype1" style:language-complex="zxx" style:country-complex="none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11fe15" officeooo:paragraph-rsid="0011fe15" style:font-name-complex="Palatino Linotype1" style:language-complex="zxx" style:country-complex="none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13c56f" officeooo:paragraph-rsid="0013c56f" style:font-name-complex="Palatino Linotype1" style:language-complex="zxx" style:country-complex="none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14a891" officeooo:paragraph-rsid="0014a891" style:font-name-complex="Palatino Linotype1" style:language-complex="zxx" style:country-complex="none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1c3d57" officeooo:paragraph-rsid="001c3d57" style:font-name-complex="Palatino Linotype1" style:language-complex="zxx" style:country-complex="none"/>
    </style:style>
    <style:style style:name="P30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1dfec5" officeooo:paragraph-rsid="001dfec5" style:font-name-complex="Palatino Linotype1" style:language-complex="zxx" style:country-complex="none"/>
    </style:style>
    <style:style style:name="P31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1fa33a" officeooo:paragraph-rsid="001fa33a" style:font-name-complex="Palatino Linotype1" style:language-complex="zxx" style:country-complex="none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200dee" officeooo:paragraph-rsid="00200dee" style:font-name-complex="Palatino Linotype1" style:language-complex="zxx" style:country-complex="none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20e6e1" officeooo:paragraph-rsid="0020e6e1" style:font-name-complex="Palatino Linotype1" style:language-complex="zxx" style:country-complex="none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2239f2" officeooo:paragraph-rsid="002239f2" style:font-name-complex="Palatino Linotype1" style:language-complex="zxx" style:country-complex="none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2cb3a5" officeooo:paragraph-rsid="002cb3a5" style:font-name-complex="Palatino Linotype1" style:language-complex="zxx" style:country-complex="none"/>
    </style:style>
    <style:style style:name="P36" style:family="paragraph" style:parent-style-name="Standard" style:master-page-name="Standard">
      <style:paragraph-properties style:page-number="auto"/>
    </style:style>
    <style:style style:name="P37" style:family="paragraph" style:parent-style-name="Standard">
      <style:text-properties style:font-name="Palatino Linotype1" fo:font-size="16pt" fo:font-weight="bold" style:font-size-asian="16pt" style:font-weight-asian="bold" style:font-name-complex="Palatino Linotype1" style:font-size-complex="16pt"/>
    </style:style>
    <style:style style:name="P38" style:family="paragraph" style:parent-style-name="Standard">
      <style:paragraph-properties fo:line-height="12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officeooo:paragraph-rsid="0015f7fc" style:font-name-asian="Times-Roman" style:font-name-complex="Palatino Linotype1" style:language-complex="zxx" style:country-complex="none"/>
    </style:style>
    <style:style style:name="P39" style:family="paragraph" style:parent-style-name="Standard">
      <style:paragraph-properties fo:line-height="12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officeooo:paragraph-rsid="0015f7fc" style:font-name-complex="Palatino Linotype1" style:language-complex="zxx" style:country-complex="none"/>
    </style:style>
    <style:style style:name="P40" style:family="paragraph" style:parent-style-name="Standard">
      <style:paragraph-properties fo:line-height="12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fo:font-weight="bold" style:font-name-asian="Times-Roman" style:font-weight-asian="bold" style:font-name-complex="Palatino Linotype1" style:language-complex="zxx" style:country-complex="none" style:font-weight-complex="bold"/>
    </style:style>
    <style:style style:name="P41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officeooo:rsid="00174051" style:font-name-asian="Palatino Linotype1" style:font-name-complex="Palatino Linotype1" style:language-complex="zxx" style:country-complex="none"/>
    </style:style>
    <style:style style:name="P42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officeooo:paragraph-rsid="001a22f1"/>
    </style:style>
    <style:style style:name="P43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style:font-name-complex="Palatino Linotype1" style:language-complex="zxx" style:country-complex="none"/>
    </style:style>
    <style:style style:name="P44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officeooo:rsid="0039efac" officeooo:paragraph-rsid="0039efac" style:font-name-complex="Palatino Linotype1" style:language-complex="zxx" style:country-complex="none"/>
    </style:style>
    <style:style style:name="P45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Liberation Serif" style:font-name-asian="Palatino Linotype1" style:font-name-complex="Palatino Linotype1" style:language-complex="zxx" style:country-complex="none"/>
    </style:style>
    <style:style style:name="P46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" style:font-name-complex="Palatino Linotype1" style:language-complex="zxx" style:country-complex="none"/>
    </style:style>
    <style:style style:name="P47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" officeooo:paragraph-rsid="002df215" style:font-name-complex="Palatino Linotype1" style:language-complex="zxx" style:country-complex="none"/>
    </style:style>
    <style:style style:name="P48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" officeooo:paragraph-rsid="002df215" style:font-name-asian="Times-Roman" style:language-asian="zxx" style:country-asian="none" style:language-complex="zxx" style:country-complex="none"/>
    </style:style>
    <style:style style:name="P49" style:family="paragraph" style:parent-style-name="Standard">
      <style:paragraph-properties fo:line-height="120%" fo:text-align="justify" style:justify-single-word="false" fo:padding-left="0.141cm" fo:padding-right="0.141cm" fo:padding-top="0.035cm" fo:padding-bottom="0.035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" officeooo:paragraph-rsid="002d6264" style:font-name-complex="Palatino Linotype" style:language-complex="zxx" style:country-complex="none"/>
    </style:style>
    <style:style style:name="P50" style:family="paragraph" style:parent-style-name="Standard">
      <style:paragraph-properties fo:line-height="120%" fo:text-align="justify" style:justify-single-word="false" fo:padding-left="0.141cm" fo:padding-right="0.141cm" fo:padding-top="0.035cm" fo:padding-bottom="0cm" fo:border="0.51pt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Palatino Linotype1" style:font-name-complex="Palatino Linotype1" style:language-complex="zxx" style:country-complex="none"/>
    </style:style>
    <style:style style:name="P51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3790e5" officeooo:paragraph-rsid="003790e5" style:font-name-complex="Palatino Linotype1" style:language-complex="zxx" style:country-complex="none"/>
    </style:style>
    <style:style style:name="P52" style:family="paragraph" style:parent-style-name="Table_20_Contents">
      <style:paragraph-properties fo:text-align="center" style:justify-single-word="false" style:snap-to-layout-grid="false"/>
      <style:text-properties style:font-name="Palatino Linotype1" officeooo:rsid="00395aa9" officeooo:paragraph-rsid="00395aa9" style:font-name-complex="Palatino Linotype1" style:language-complex="zxx" style:country-complex="none"/>
    </style:style>
    <style:style style:name="T1" style:family="text">
      <style:text-properties style:font-name="Palatino Linotype1" fo:font-size="16pt" fo:font-weight="bold" style:font-size-asian="16pt" style:font-weight-asian="bold" style:font-name-complex="Palatino Linotype1" style:font-size-complex="16pt"/>
    </style:style>
    <style:style style:name="T2" style:family="text">
      <style:text-properties style:font-name="Palatino Linotype1" fo:font-size="16pt" fo:font-weight="bold" style:font-name-asian="Palatino Linotype1" style:font-size-asian="16pt" style:font-weight-asian="bold" style:font-name-complex="Palatino Linotype1" style:font-size-complex="16pt"/>
    </style:style>
    <style:style style:name="T3" style:family="text">
      <style:text-properties style:font-name="Palatino Linotype1" style:font-name-asian="Times-Roman" style:font-name-complex="Palatino Linotype1" style:language-complex="zxx" style:country-complex="none"/>
    </style:style>
    <style:style style:name="T4" style:family="text">
      <style:text-properties style:font-name="Palatino Linotype1" fo:font-weight="bold" style:font-weight-asian="bold" style:font-name-complex="Palatino Linotype1" style:language-complex="zxx" style:country-complex="none"/>
    </style:style>
    <style:style style:name="T5" style:family="text">
      <style:text-properties style:font-name="Palatino Linotype1" fo:font-weight="bold" style:font-weight-asian="bold" style:font-name-complex="Palatino Linotype1" style:language-complex="zxx" style:country-complex="none" style:font-weight-complex="bold"/>
    </style:style>
    <style:style style:name="T6" style:family="text">
      <style:text-properties style:font-name="Palatino Linotype1" fo:font-weight="bold" style:font-name-asian="Times-Roman" style:font-weight-asian="bold" style:font-name-complex="Palatino Linotype1" style:language-complex="zxx" style:country-complex="none" style:font-weight-complex="bold"/>
    </style:style>
    <style:style style:name="T7" style:family="text">
      <style:text-properties style:font-name="Palatino Linotype1" fo:font-weight="bold" style:font-name-asian="Palatino Linotype1" style:font-weight-asian="bold" style:font-name-complex="Palatino Linotype1" style:language-complex="zxx" style:country-complex="none"/>
    </style:style>
    <style:style style:name="T8" style:family="text">
      <style:text-properties style:font-name="Palatino Linotype1" fo:font-weight="bold" style:font-name-asian="Palatino Linotype1" style:font-weight-asian="bold" style:font-name-complex="Palatino Linotype1" style:language-complex="zxx" style:country-complex="none" style:font-weight-complex="bold"/>
    </style:style>
    <style:style style:name="T9" style:family="text">
      <style:text-properties style:font-name="Palatino Linotype1" style:font-name-asian="Palatino Linotype1" style:font-name-complex="Palatino Linotype1" style:language-complex="zxx" style:country-complex="none"/>
    </style:style>
    <style:style style:name="T10" style:family="text">
      <style:text-properties style:font-name="Palatino Linotype1" style:font-name-complex="Palatino Linotype1" style:language-complex="zxx" style:country-complex="none"/>
    </style:style>
    <style:style style:name="T11" style:family="text">
      <style:text-properties style:font-name="Palatino Linotype1" fo:font-style="italic" style:font-style-asian="italic" style:font-name-complex="Palatino Linotype1" style:language-complex="zxx" style:country-complex="none" style:font-style-complex="italic"/>
    </style:style>
    <style:style style:name="T12" style:family="text">
      <style:text-properties fo:color="#ffffff" style:font-name="Palatino Linotype1" fo:font-weight="bold" style:font-name-asian="Times-Roman" style:font-weight-asian="bold" style:font-name-complex="Palatino Linotype1"/>
    </style:style>
    <style:style style:name="T13" style:family="text">
      <style:text-properties fo:color="#ffffff" style:font-name="Palatino Linotype1" fo:font-weight="bold" style:font-name-asian="Palatino Linotype1" style:font-weight-asian="bold" style:font-name-complex="Palatino Linotype1"/>
    </style:style>
    <style:style style:name="T14" style:family="text">
      <style:text-properties fo:color="#ffffff" style:font-name="Palatino Linotype1" fo:font-weight="bold" style:font-weight-asian="bold" style:font-name-complex="Palatino Linotype1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2f50b1"/>
    </style:style>
    <style:style style:name="T17" style:family="text">
      <style:text-properties officeooo:rsid="00306783"/>
    </style:style>
    <style:style style:name="T18" style:family="text">
      <style:text-properties officeooo:rsid="00320cc4"/>
    </style:style>
    <style:style style:name="T19" style:family="text">
      <style:text-properties fo:font-variant="normal" fo:text-transform="none" fo:color="#333333" style:font-name="Palatino linotype" fo:font-size="10pt" fo:letter-spacing="normal" fo:font-style="normal" fo:font-weight="normal" style:font-size-asian="10pt" style:font-size-complex="10pt"/>
    </style:style>
    <style:style style:name="T20" style:family="text">
      <style:text-properties fo:font-variant="normal" fo:text-transform="none" fo:color="#333333" style:font-name="Palatino linotype" fo:font-size="10pt" fo:letter-spacing="normal" fo:font-style="normal" fo:font-weight="normal" officeooo:rsid="00320cc4" style:font-size-asian="10pt" style:font-size-complex="10pt"/>
    </style:style>
    <style:style style:name="T21" style:family="text">
      <style:text-properties officeooo:rsid="001a22f1" style:font-name-asian="Palatino Linotype1" style:font-name-complex="Palatino Linotype1" style:language-complex="zxx" style:country-complex="none"/>
    </style:style>
    <style:style style:name="T22" style:family="text">
      <style:text-properties officeooo:rsid="00320cc4" style:font-name-asian="Palatino Linotype1" style:font-name-complex="Palatino Linotype1" style:language-complex="zxx" style:country-complex="none"/>
    </style:style>
    <style:style style:name="T23" style:family="text">
      <style:text-properties officeooo:rsid="00395aa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Computer</text:span><text:span text:style-name="T2"> </text:span><text:span text:style-name="T1">Communications</text:span><text:span text:style-name="T2"> </text:span><text:span text:style-name="T1">and</text:span><text:span text:style-name="T2"> </text:span><text:span text:style-name="T1">Networks</text:span><text:span text:style-name="T2"> </text:span><text:span text:style-name="T1">(COMN)</text:span></text:p>
      <text:p text:style-name="P1">2015/16, Semester 2</text:p>
      <text:p text:style-name="P1"/>
      <text:p text:style-name="Standard"><text:span text:style-name="T1">Assignment Part 2 Results</text:span><text:span text:style-name="T2"> </text:span><text:span text:style-name="T1">Shee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12">Forename</text:span><text:span text:style-name="T13"> </text:span><text:span text:style-name="T14">and</text:span><text:span text:style-name="T13"> </text:span><text:span text:style-name="T14">Surname:</text:span></text:p>
          </table:table-cell>
          <table:table-cell table:style-name="Table1.B1" office:value-type="string">
            <text:p text:style-name="P3">Yashvir Surana</text:p>
          </table:table-cell>
        </table:table-row>
        <table:table-row table:style-name="Table1.2">
          <table:table-cell table:style-name="Table1.A1" office:value-type="string">
            <text:p text:style-name="P9"><text:span text:style-name="T12">Matriculation</text:span><text:span text:style-name="T13"> Number</text:span><text:span text:style-name="T14">:</text:span></text:p>
          </table:table-cell>
          <table:table-cell table:style-name="Table1.B2" office:value-type="string">
            <text:p text:style-name="P3">s1368177</text:p>
          </table:table-cell>
        </table:table-row>
      </table:table>
      <text:p text:style-name="P4"/>
      <text:p text:style-name="P8"><text:span text:style-name="T6">Question</text:span><text:span text:style-name="T8"> </text:span><text:span text:style-name="T5">1</text:span><text:span text:style-name="T9"> – </text:span><text:span text:style-name="T10">Experimentation</text:span><text:span text:style-name="T9"> </text:span><text:span text:style-name="T10">with</text:span><text:span text:style-name="T9"> </text:span><text:span text:style-name="T10">Go-Back-N:</text:span></text:p>
      <text:p text:style-name="P10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7"/>
          </table:table-cell>
          <table:table-cell table:style-name="Table2.B1" table:number-columns-spanned="3" office:value-type="string">
            <text:p text:style-name="P18"><text:span text:style-name="T4">Throughput</text:span><text:span text:style-name="T7"> </text:span><text:span text:style-name="T4">(Kilobytes</text:span><text:span text:style-name="T7"> </text:span><text:span text:style-name="T4">per</text:span><text:span text:style-name="T7"> </text:span><text:span text:style-name="T4">second)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8"><text:span text:style-name="T4">Window</text:span><text:span text:style-name="T9"> </text:span><text:span text:style-name="T4">Size</text:span></text:p>
          </table:table-cell>
          <table:table-cell table:style-name="Table2.A2" office:value-type="string">
            <text:p text:style-name="P18"><text:span text:style-name="T4">Delay =</text:span><text:span text:style-name="T7"> </text:span><text:span text:style-name="T4">5ms</text:span></text:p>
          </table:table-cell>
          <table:table-cell table:style-name="Table2.A2" office:value-type="string">
            <text:p text:style-name="P18"><text:span text:style-name="T4">Delay =</text:span><text:span text:style-name="T7"> </text:span><text:span text:style-name="T4">50ms</text:span></text:p>
          </table:table-cell>
          <table:table-cell table:style-name="Table2.B1" office:value-type="string">
            <text:p text:style-name="P18"><text:span text:style-name="T4">Delay</text:span><text:span text:style-name="T7"> </text:span><text:span text:style-name="T4">=</text:span><text:span text:style-name="T7"> 15</text:span><text:span text:style-name="T4">0ms</text:span></text:p>
          </table:table-cell>
        </table:table-row>
        <table:table-row table:style-name="Table2.1">
          <table:table-cell table:style-name="Table2.A3" office:value-type="string">
            <text:p text:style-name="P19">1</text:p>
          </table:table-cell>
          <table:table-cell table:style-name="Table2.B3" office:value-type="string">
            <text:p text:style-name="P20">32.63</text:p>
          </table:table-cell>
          <table:table-cell table:style-name="Table2.C3" office:value-type="string">
            <text:p text:style-name="P25">4.52</text:p>
          </table:table-cell>
          <table:table-cell table:style-name="Table2.D3" office:value-type="string">
            <text:p text:style-name="P28">1.59</text:p>
          </table:table-cell>
        </table:table-row>
        <table:table-row table:style-name="Table2.1">
          <table:table-cell table:style-name="Table2.A4" office:value-type="string">
            <text:p text:style-name="P19">2</text:p>
          </table:table-cell>
          <table:table-cell table:style-name="Table2.B4" office:value-type="string">
            <text:p text:style-name="P20">63.97</text:p>
          </table:table-cell>
          <table:table-cell table:style-name="Table2.C4" office:value-type="string">
            <text:p text:style-name="P25">9.03</text:p>
          </table:table-cell>
          <table:table-cell table:style-name="Table2.D4" office:value-type="string">
            <text:p text:style-name="P27">3.11</text:p>
          </table:table-cell>
        </table:table-row>
        <table:table-row table:style-name="Table2.1">
          <table:table-cell table:style-name="Table2.A5" office:value-type="string">
            <text:p text:style-name="P19">4</text:p>
          </table:table-cell>
          <table:table-cell table:style-name="Table2.B5" office:value-type="string">
            <text:p text:style-name="P20">119.49</text:p>
          </table:table-cell>
          <table:table-cell table:style-name="Table2.C5" office:value-type="string">
            <text:p text:style-name="P24">17.07</text:p>
          </table:table-cell>
          <table:table-cell table:style-name="Table2.D5" office:value-type="string">
            <text:p text:style-name="P27">6.21</text:p>
          </table:table-cell>
        </table:table-row>
        <table:table-row table:style-name="Table2.1">
          <table:table-cell table:style-name="Table2.A6" office:value-type="string">
            <text:p text:style-name="P19">8</text:p>
          </table:table-cell>
          <table:table-cell table:style-name="Table2.B6" office:value-type="string">
            <text:p text:style-name="P20">227.46</text:p>
          </table:table-cell>
          <table:table-cell table:style-name="Table2.C6" office:value-type="string">
            <text:p text:style-name="P24">35.61</text:p>
          </table:table-cell>
          <table:table-cell table:style-name="Table2.D6" office:value-type="string">
            <text:p text:style-name="P27">11.72</text:p>
          </table:table-cell>
        </table:table-row>
        <table:table-row table:style-name="Table2.1">
          <table:table-cell table:style-name="Table2.A7" office:value-type="string">
            <text:p text:style-name="P19">16</text:p>
          </table:table-cell>
          <table:table-cell table:style-name="Table2.B7" office:value-type="string">
            <text:p text:style-name="P20">312.10</text:p>
          </table:table-cell>
          <table:table-cell table:style-name="Table2.C7" office:value-type="string">
            <text:p text:style-name="P23">56.56</text:p>
          </table:table-cell>
          <table:table-cell table:style-name="Table2.D7" office:value-type="string">
            <text:p text:style-name="P27">18.28</text:p>
          </table:table-cell>
        </table:table-row>
        <table:table-row table:style-name="Table2.1">
          <table:table-cell table:style-name="Table2.A8" office:value-type="string">
            <text:p text:style-name="P19">32</text:p>
          </table:table-cell>
          <table:table-cell table:style-name="Table2.B8" office:value-type="string">
            <text:p text:style-name="P20">483.68</text:p>
          </table:table-cell>
          <table:table-cell table:style-name="Table2.C8" office:value-type="string">
            <text:p text:style-name="P23">88.38</text:p>
          </table:table-cell>
          <table:table-cell table:style-name="Table2.D8" office:value-type="string">
            <text:p text:style-name="P26">27.94</text:p>
          </table:table-cell>
        </table:table-row>
        <table:table-row table:style-name="Table2.1">
          <table:table-cell table:style-name="Table2.A9" office:value-type="string">
            <text:p text:style-name="P19">64</text:p>
          </table:table-cell>
          <table:table-cell table:style-name="Table2.B9" office:value-type="string">
            <text:p text:style-name="P21">494.05</text:p>
          </table:table-cell>
          <table:table-cell table:style-name="Table2.C9" office:value-type="string">
            <text:p text:style-name="P23">73.77</text:p>
          </table:table-cell>
          <table:table-cell table:style-name="Table2.D9" office:value-type="string">
            <text:p text:style-name="P26">27.64</text:p>
          </table:table-cell>
        </table:table-row>
        <table:table-row table:style-name="Table2.1">
          <table:table-cell table:style-name="Table2.A10" office:value-type="string">
            <text:p text:style-name="P19">128</text:p>
          </table:table-cell>
          <table:table-cell table:style-name="Table2.B10" office:value-type="string">
            <text:p text:style-name="P21">251.73</text:p>
          </table:table-cell>
          <table:table-cell table:style-name="Table2.C10" office:value-type="string">
            <text:p text:style-name="P23">75.07</text:p>
          </table:table-cell>
          <table:table-cell table:style-name="Table2.D10" office:value-type="string">
            <text:p text:style-name="P26">23.19</text:p>
          </table:table-cell>
        </table:table-row>
        <table:table-row table:style-name="Table2.1">
          <table:table-cell table:style-name="Table2.A11" office:value-type="string">
            <text:p text:style-name="P19">256</text:p>
          </table:table-cell>
          <table:table-cell table:style-name="Table2.B11" office:value-type="string">
            <text:p text:style-name="P21">177.32</text:p>
          </table:table-cell>
          <table:table-cell table:style-name="Table2.C11" office:value-type="string">
            <text:p text:style-name="P22">51.19</text:p>
          </table:table-cell>
          <table:table-cell table:style-name="Table2.D11" office:value-type="string">
            <text:p text:style-name="P26">25.79</text:p>
          </table:table-cell>
        </table:table-row>
      </table:table>
      <text:p text:style-name="P38"/>
      <text:p text:style-name="P38">Create a graph as shown below using the results from the above table:</text:p>
      <text:p text:style-name="P39"><draw:frame draw:style-name="fr1" draw:name="Object1" text:anchor-type="paragraph" svg:x="-0.958cm" svg:y="0.014cm" svg:width="18.113cm" svg:height="10.583cm" draw:z-index="0"><draw:object xlink:href="./Object 1" xlink:type="simple" xlink:show="embed" xlink:actuate="onLoad"/><draw:image xlink:href="./ObjectReplacements/Object 1" xlink:type="simple" xlink:show="embed" xlink:actuate="onLoad"/></draw:frame><text:soft-page-break/> </text:p>
      <text:p text:style-name="P5"/>
      <text:p text:style-name="P5"/>
      <text:p text:style-name="P10"><text:span text:style-name="T6">Question</text:span><text:span text:style-name="T8"> </text:span><text:span text:style-name="T5">2</text:span><text:span text:style-name="T9"> – </text:span><text:span text:style-name="T3">Discuss </text:span><text:span text:style-name="T10">your</text:span><text:span text:style-name="T9"> </text:span><text:span text:style-name="T10">results</text:span><text:span text:style-name="T9"> </text:span><text:span text:style-name="T10">from</text:span><text:span text:style-name="T9"> </text:span><text:span text:style-name="T10">Question</text:span><text:span text:style-name="T9"> </text:span><text:span text:style-name="T10">1</text:span><text:span text:style-name="T3">.</text:span></text:p>
      <text:p text:style-name="P7"/>
      <text:p text:style-name="P42"><text:span text:style-name="T21">The retransmission timeouts used for this experiment are 50ms, 500ms and 1500ms respectively </text:span><text:span text:style-name="T22">as </text:span><text:span text:style-name="T19">n the current dummynet setting, time out value should be greater than 4 times the one way propagation delay </text:span><text:span text:style-name="T20">(Hence, I’ve chosen a multiplicative factor of 10, to be safe and get a high throughput)</text:span></text:p>
      <text:p text:style-name="P45"/>
      <text:p text:style-name="P41"><text:span text:style-name="T16">M</text:span>ore <text:span text:style-name="T16">n</text:span>umber of packets in transit <text:span text:style-name="T16">implies that</text:span> more bandwidth is utilised. (As Go-Back-N <text:span text:style-name="T16">protocol</text:span> keeps sending packets without receiving acknowledgment <text:span text:style-name="T16">for that packet</text:span>). As the window size grows, <text:span text:style-name="T16">the number of </text:span>retransmissions increase<text:span text:style-name="T16">s</text:span> and <text:span text:style-name="T16">therefore</text:span> more packets <text:span text:style-name="T16">enter</text:span> transit. When this happens, the fraction of good packets in transit reduces and this leads to a slow down or diminishing returns and eventually a decline after an optimal window size because there is an increasing number of retransmissions for just one packet lost.</text:p>
      <text:p text:style-name="P12"/>
      <text:p text:style-name="P13">The window size of 32 seems to be optimal as there is a good throughput and we can fill the pipeline effectively without losing many packets.</text:p>
      <text:p text:style-name="P11"/>
      <text:p text:style-name="P11"/>
      <text:p text:style-name="P11"/>
      <text:p text:style-name="P11"/>
      <text:p text:style-name="P2"/>
      <text:p text:style-name="P15"><text:span text:style-name="T6">Question</text:span><text:span text:style-name="T8"> </text:span><text:span text:style-name="T5">3</text:span><text:span text:style-name="T9"> – </text:span><text:span text:style-name="T10">Experimentation</text:span><text:span text:style-name="T9"> </text:span><text:span text:style-name="T10">with</text:span><text:span text:style-name="T9"> Selective Repeat</text:span></text:p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/>
          </table:table-cell>
          <table:table-cell table:style-name="Table3.B1" office:value-type="string">
            <text:p text:style-name="P18"><text:span text:style-name="T4">Throughput</text:span><text:span text:style-name="T7"> </text:span><text:span text:style-name="T4">(Kilobytes</text:span><text:span text:style-name="T7"> </text:span><text:span text:style-name="T4">per</text:span><text:span text:style-name="T7"> </text:span><text:span text:style-name="T4">second)</text:span></text:p>
          </table:table-cell>
        </table:table-row>
        <table:table-row table:style-name="Table3.1">
          <table:table-cell table:style-name="Table3.A2" office:value-type="string">
            <text:p text:style-name="P18"><text:span text:style-name="T4">Window</text:span><text:span text:style-name="T7"> </text:span><text:span text:style-name="T4">Size</text:span></text:p>
          </table:table-cell>
          <table:table-cell table:style-name="Table3.B1" office:value-type="string">
            <text:p text:style-name="P18"><text:span text:style-name="T4">Delay</text:span><text:span text:style-name="T7"> </text:span><text:span text:style-name="T4">=</text:span><text:span text:style-name="T7"> </text:span><text:span text:style-name="T4">50ms</text:span></text:p>
          </table:table-cell>
        </table:table-row>
        <table:table-row table:style-name="Table3.1">
          <table:table-cell table:style-name="Table3.A3" office:value-type="string">
            <text:p text:style-name="P19">1</text:p>
          </table:table-cell>
          <table:table-cell table:style-name="Table3.B3" office:value-type="string">
            <text:p text:style-name="P29">4.7</text:p>
          </table:table-cell>
        </table:table-row>
        <table:table-row table:style-name="Table3.1">
          <table:table-cell table:style-name="Table3.A4" office:value-type="string">
            <text:p text:style-name="P19">2</text:p>
          </table:table-cell>
          <table:table-cell table:style-name="Table3.B4" office:value-type="string">
            <text:p text:style-name="P30">9.28</text:p>
          </table:table-cell>
        </table:table-row>
        <table:table-row table:style-name="Table3.1">
          <table:table-cell table:style-name="Table3.A5" office:value-type="string">
            <text:p text:style-name="P19">4</text:p>
          </table:table-cell>
          <table:table-cell table:style-name="Table3.B5" office:value-type="string">
            <text:p text:style-name="P31">17.17</text:p>
          </table:table-cell>
        </table:table-row>
        <table:table-row table:style-name="Table3.1">
          <table:table-cell table:style-name="Table3.A6" office:value-type="string">
            <text:p text:style-name="P19">8</text:p>
          </table:table-cell>
          <table:table-cell table:style-name="Table3.B6" office:value-type="string">
            <text:p text:style-name="P32">30.23</text:p>
          </table:table-cell>
        </table:table-row>
        <table:table-row table:style-name="Table3.1">
          <table:table-cell table:style-name="Table3.A7" office:value-type="string">
            <text:p text:style-name="P19">16</text:p>
          </table:table-cell>
          <table:table-cell table:style-name="Table3.B7" office:value-type="string">
            <text:p text:style-name="P33">47.39</text:p>
          </table:table-cell>
        </table:table-row>
        <table:table-row table:style-name="Table3.1">
          <table:table-cell table:style-name="Table3.A8" office:value-type="string">
            <text:p text:style-name="P19">32</text:p>
          </table:table-cell>
          <table:table-cell table:style-name="Table3.B8" office:value-type="string">
            <text:p text:style-name="P34">66.43</text:p>
          </table:table-cell>
        </table:table-row>
      </table:table>
      <text:p text:style-name="P10"/>
      <text:p text:style-name="P2"/>
      <text:p text:style-name="P4"/>
      <text:p text:style-name="P4"/>
      <text:p text:style-name="P4"/>
      <text:p text:style-name="P8"><text:span text:style-name="T6">Question</text:span><text:span text:style-name="T8"> </text:span><text:span text:style-name="T5">4</text:span><text:span text:style-name="T9"> </text:span><text:span text:style-name="T10">-</text:span><text:span text:style-name="T9"> </text:span><text:span text:style-name="T10">Compare</text:span><text:span text:style-name="T9"> </text:span><text:span text:style-name="T10">the</text:span><text:span text:style-name="T9"> </text:span><text:span text:style-name="T10">throughput</text:span><text:span text:style-name="T9"> </text:span><text:span text:style-name="T10">obtained</text:span><text:span text:style-name="T9"> </text:span><text:span text:style-name="T10">when</text:span><text:span text:style-name="T9"> </text:span><text:span text:style-name="T10">using</text:span><text:span text:style-name="T9"> “</text:span><text:span text:style-name="T10">Selective</text:span><text:span text:style-name="T9"> </text:span><text:span text:style-name="T10">Repeat</text:span><text:span text:style-name="T9">” </text:span><text:span text:style-name="T10">with</text:span><text:span text:style-name="T9"> </text:span><text:span text:style-name="T10">the</text:span><text:span text:style-name="T9"> </text:span><text:span text:style-name="T3">corresponding</text:span><text:span text:style-name="T9"> </text:span><text:span text:style-name="T3">results</text:span><text:span text:style-name="T9"> </text:span><text:span text:style-name="T10">you</text:span><text:span text:style-name="T9"> </text:span><text:span text:style-name="T10">got</text:span><text:span text:style-name="T9"> </text:span><text:span text:style-name="T10">from</text:span><text:span text:style-name="T9"> </text:span><text:span text:style-name="T10">the</text:span><text:span text:style-name="T9"> “</text:span><text:span text:style-name="T10">Go</text:span><text:span text:style-name="T9"> </text:span><text:span text:style-name="T10">Back</text:span><text:span text:style-name="T9"> </text:span><text:span text:style-name="T10">N</text:span><text:span text:style-name="T9">” </text:span><text:span text:style-name="T10">experiment</text:span><text:span text:style-name="T9"> </text:span><text:span text:style-name="T10">and</text:span><text:span text:style-name="T9"> </text:span><text:span text:style-name="T10">explain</text:span><text:span text:style-name="T9"> </text:span><text:span text:style-name="T10">the</text:span><text:span text:style-name="T9"> </text:span><text:span text:style-name="T10">reasons</text:span><text:span text:style-name="T9"> </text:span><text:span text:style-name="T10">behind</text:span><text:span text:style-name="T9"> </text:span><text:span text:style-name="T10">any</text:span><text:span text:style-name="T9"> </text:span><text:span text:style-name="T10">differences</text:span><text:span text:style-name="T3">.</text:span><text:span text:style-name="T9"> </text:span></text:p>
      <text:p text:style-name="P6"/>
      <text:p text:style-name="P16"/>
      <text:p text:style-name="P16"/>
      <text:p text:style-name="P14">The <text:span text:style-name="T17">key difference</text:span> between the G<text:span text:style-name="T17">o-</text:span>B<text:span text:style-name="T17">ack-</text:span>N <text:span text:style-name="T17">protocol </text:span>results and <text:span text:style-name="T17">the Selective-Repeat protocol results (in Table above)</text:span> is the last row <text:span text:style-name="T17">(i.e. for the window size 32).</text:span> <text:span text:style-name="T17">In</text:span> selective repeat, the larger window size does not heavily <text:span text:style-name="T17">affect the throughput. I</text:span>n <text:span text:style-name="T17">Go-Back-N protocol, a</text:span> lost packet at the start of the window will cause most of that window to be retransmitted, wh<text:span text:style-name="T17">ereas in the Selective-Repeat</text:span> protocol, a lost packet will cause only a single re<text:span text:style-name="T17">transmission.</text:span> That is why for <text:span text:style-name="T17">the</text:span> window size - 256, the throughput of the selective repeat <text:span text:style-name="T17">protocol decrements</text:span> only marginally <text:span text:style-name="T17">whereas in Go-Back-N protocol the plumment is significant</text:span>.</text:p>
      <text:p text:style-name="P14"/>
      <text:p text:style-name="P16"/>
      <text:p text:style-name="P2"/>
      <text:p text:style-name="P15"><text:span text:style-name="T6">Question</text:span><text:span text:style-name="T8"> </text:span><text:span text:style-name="T5">5</text:span><text:span text:style-name="T9"> – </text:span><text:span text:style-name="T10">Experimentation</text:span><text:span text:style-name="T9"> </text:span><text:span text:style-name="T10">with</text:span><text:span text:style-name="T9"> </text:span><text:span text:style-name="T15">iperf</text:span></text:p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/>
          </table:table-cell>
          <table:table-cell table:style-name="Table4.B1" office:value-type="string">
            <text:p text:style-name="P18"><text:span text:style-name="T4">Throughput</text:span><text:span text:style-name="T7"> </text:span><text:span text:style-name="T4">(Kilobytes</text:span><text:span text:style-name="T7"> </text:span><text:span text:style-name="T4">per</text:span><text:span text:style-name="T7"> </text:span><text:span text:style-name="T4">second)</text:span></text:p>
          </table:table-cell>
        </table:table-row>
        <table:table-row table:style-name="Table4.1">
          <table:table-cell table:style-name="Table4.A2" office:value-type="string">
            <text:p text:style-name="P18"><text:span text:style-name="T4">Window</text:span><text:span text:style-name="T7"> </text:span><text:span text:style-name="T4">Size</text:span><text:span text:style-name="T7"> </text:span><text:span text:style-name="T4">(KB)</text:span></text:p>
          </table:table-cell>
          <table:table-cell table:style-name="Table4.B1" office:value-type="string">
            <text:p text:style-name="P18"><text:span text:style-name="T4">Delay</text:span><text:span text:style-name="T7"> </text:span><text:span text:style-name="T4">=</text:span><text:span text:style-name="T7"> </text:span><text:span text:style-name="T4">50ms</text:span></text:p>
          </table:table-cell>
        </table:table-row>
        <table:table-row table:style-name="Table4.1">
          <table:table-cell table:style-name="Table4.A3" office:value-type="string">
            <text:p text:style-name="P19">1</text:p>
          </table:table-cell>
          <table:table-cell table:style-name="Table4.B3" office:value-type="string">
            <text:p text:style-name="P51">7.2</text:p>
          </table:table-cell>
        </table:table-row>
        <table:table-row table:style-name="Table4.1">
          <table:table-cell table:style-name="Table4.A4" office:value-type="string">
            <text:p text:style-name="P19">2</text:p>
          </table:table-cell>
          <table:table-cell table:style-name="Table4.B4" office:value-type="string">
            <text:p text:style-name="P51">9.52</text:p>
          </table:table-cell>
        </table:table-row>
        <table:table-row table:style-name="Table4.1">
          <table:table-cell table:style-name="Table4.A5" office:value-type="string">
            <text:p text:style-name="P19">4</text:p>
          </table:table-cell>
          <table:table-cell table:style-name="Table4.B5" office:value-type="string">
            <text:p text:style-name="P35">1<text:span text:style-name="T23">7.75</text:span></text:p>
          </table:table-cell>
        </table:table-row>
        <table:table-row table:style-name="Table4.1">
          <table:table-cell table:style-name="Table4.A6" office:value-type="string">
            <text:p text:style-name="P19">8</text:p>
          </table:table-cell>
          <table:table-cell table:style-name="Table4.B6" office:value-type="string">
            <text:p text:style-name="P52">31</text:p>
          </table:table-cell>
        </table:table-row>
        <table:table-row table:style-name="Table4.1">
          <table:table-cell table:style-name="Table4.A7" office:value-type="string">
            <text:p text:style-name="P19">16</text:p>
          </table:table-cell>
          <table:table-cell table:style-name="Table4.B7" office:value-type="string">
            <text:p text:style-name="P52">41.12</text:p>
          </table:table-cell>
        </table:table-row>
        <table:table-row table:style-name="Table4.1">
          <table:table-cell table:style-name="Table4.A8" office:value-type="string">
            <text:p text:style-name="P19">32</text:p>
          </table:table-cell>
          <table:table-cell table:style-name="Table4.B8" office:value-type="string">
            <text:p text:style-name="P52">66.6</text:p>
          </table:table-cell>
        </table:table-row>
      </table:table>
      <text:p text:style-name="P10"/>
      <text:p text:style-name="P10"/>
      <text:p text:style-name="P8"><text:span text:style-name="T6">Question</text:span><text:span text:style-name="T8"> </text:span><text:span text:style-name="T5">6</text:span><text:span text:style-name="T9"> </text:span><text:span text:style-name="T10">-</text:span><text:span text:style-name="T9"> </text:span><text:span text:style-name="T10">Compare</text:span><text:span text:style-name="T9"> </text:span><text:span text:style-name="T10">the</text:span><text:span text:style-name="T9"> </text:span><text:span text:style-name="T10">throughput</text:span><text:span text:style-name="T9"> </text:span><text:span text:style-name="T10">obtained</text:span><text:span text:style-name="T9"> </text:span><text:span text:style-name="T10">when</text:span><text:span text:style-name="T9"> </text:span><text:span text:style-name="T10">using</text:span><text:span text:style-name="T9"> “</text:span><text:span text:style-name="T10">Selective</text:span><text:span text:style-name="T9"> </text:span><text:span text:style-name="T10">Repeat</text:span><text:span text:style-name="T9">” </text:span><text:span text:style-name="T3">and</text:span><text:span text:style-name="T9"> “</text:span><text:span text:style-name="T10">Go</text:span><text:span text:style-name="T9"> </text:span><text:span text:style-name="T10">Back</text:span><text:span text:style-name="T9"> </text:span><text:span text:style-name="T10">N</text:span><text:span text:style-name="T9">” </text:span><text:span text:style-name="T3">with</text:span><text:span text:style-name="T9"> </text:span><text:span text:style-name="T10">the</text:span><text:span text:style-name="T9"> </text:span><text:span text:style-name="T10">corresponding</text:span><text:span text:style-name="T9"> </text:span><text:span text:style-name="T10">results</text:span><text:span text:style-name="T9"> </text:span><text:span text:style-name="T10">you</text:span><text:span text:style-name="T9"> </text:span><text:span text:style-name="T10">got</text:span><text:span text:style-name="T9"> </text:span><text:span text:style-name="T10">from</text:span><text:span text:style-name="T9"> </text:span><text:span text:style-name="T10">the</text:span><text:span text:style-name="T9"> </text:span><text:span text:style-name="T11">iperf</text:span><text:span text:style-name="T9"> </text:span><text:span text:style-name="T10">experiment</text:span><text:span text:style-name="T9"> </text:span><text:span text:style-name="T10">and</text:span><text:span text:style-name="T9"> </text:span><text:span text:style-name="T10">explain</text:span><text:span text:style-name="T9"> </text:span><text:span text:style-name="T10">the</text:span><text:span text:style-name="T9"> </text:span><text:span text:style-name="T10">reasons</text:span><text:span text:style-name="T9"> </text:span><text:span text:style-name="T10">behind</text:span><text:span text:style-name="T9"> </text:span><text:span text:style-name="T10">any</text:span><text:span text:style-name="T9"> </text:span><text:span text:style-name="T10">differences.</text:span><text:span text:style-name="T9"> </text:span></text:p>
      <text:p text:style-name="P6"/>
      <text:p text:style-name="P44">One thing to notice is that: the output from the terminal of iperf gives us the bandwidth in Kilobits/s and I have converted the values to KiloBytes/s for the above table for ease of comparison.</text:p>
      <text:p text:style-name="P46"/>
      <text:p text:style-name="P48">Iperf uses TCP to measure the throughput of a network connection.<text:span text:style-name="T18">I</text:span>n this experiment, we specified maximum segment size of 1024 bytes which can cause IP fragmentation and lead to excessive retransmissions if there is a packet lost. Each packet header has a size of a minimum of 20 bytes and a maximum of 60 bytes (depending on the options), which is significantly more than the 3 bytes we use for header in Selective Repeat and Go-Back-N. This results in <text:span text:style-name="T18">a </text:span>lower throughput. TCP manages retransmissions <text:span text:style-name="T23">considerably</text:span> more efficiently than Go-Back-N, however the general trend suggests that it is slower than Selective Repeat over a lossy channel with a larger delay.</text:p>
      <text:p text:style-name="P47"/>
      <text:p text:style-name="P4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Helvetica Neue" svg:font-family="'Helvetica Neue', Helvetica, Arial, sans-serif"/>
    <style:font-face style:name="Palatino linotype" svg:font-family="'Palatino linotype'" style:font-family-generic="roman"/>
    <style:font-face style:name="Times-Roman" svg:font-family="Times-Roman, 'Times New Roman'" style:font-family-generic="roman"/>
    <style:font-face style:name="Courier New" svg:font-family="'Courier New'" style:font-pitch="variable"/>
    <style:font-face style:name="Lohit Hindi" svg:font-family="'Lohit Hindi', 'MS Mincho'" style:font-pitch="variable"/>
    <style:font-face style:name="Palatino Linotype1" svg:font-family="'Palatino Linotype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Balloon_20_Text" style:display-name="Balloon Text" style:family="paragraph" style:parent-style-name="Standard"/>
    <style:style style:name="Colorful_20_List_20_-_20_Accent_20_1" style:display-name="Colorful List - Accent 1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hyphenation-ladder-count="no-limit"/>
      <style:text-properties fo:font-size="12pt" fo:language="en" fo:country="GB" style:font-size-asian="12pt" style:font-size-complex="12pt" fo:hyphenate="true" fo:hyphenation-remain-char-count="2" fo:hyphenation-push-char-count="2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Default_20_Paragraph_20_Font" style:display-name="WW-Default Paragraph Font" style:family="text"/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Internet_20_link" style:display-name="Internet link" style:family="text"/>
    <style:style style:name="Visited_20_Internet_20_Link" style:display-name="Visited Internet Link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499cm" fo:margin-right="2.499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 </meta:initial-creator>
    <meta:creation-date>2008-02-14T16:58:00</meta:creation-date>
    <dc:creator>Yashvir Surana</dc:creator>
    <dc:date>2016-03-25T14:18:53.246395704</dc:date>
    <meta:print-date>2014-02-03T19:59:00</meta:print-date>
    <meta:editing-cycles>59</meta:editing-cycles>
    <meta:editing-duration>PT8H45M22S</meta:editing-duration>
    <meta:generator>LibreOffice/4.3.7.2$Linux_X86_64 LibreOffice_project/430$Build-2</meta:generator>
    <meta:document-statistic meta:table-count="4" meta:image-count="0" meta:object-count="1" meta:page-count="4" meta:paragraph-count="92" meta:word-count="618" meta:character-count="3683" meta:non-whitespace-character-count="31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13cm" svg:height="10.583cm" xlink:href="." xlink:type="simple" chart:class="chart:line" chart:style-name="ch1">
        <chart:legend chart:legend-position="end" svg:x="15.631cm" svg:y="4.494cm" style:legend-expansion="high" chart:style-name="ch2"/>
        <chart:plot-area chart:style-name="ch3" chart:data-source-has-labels="both" svg:x="0.422cm" svg:y="0.201cm" svg:width="14.985cm" svg:height="10.006cm">
          <chartooo:coordinate-region svg:x="1.229cm" svg:y="0.401cm" svg:width="14.178cm" svg:height="9.159cm"/>
          <chart:axis chart:dimension="x" chart:name="primary-x" chart:style-name="ch4" chartooo:axis-type="auto">
            <chartooo:date-scale/>
            <chart:title svg:x="6.931cm" svg:y="10.023cm" chart:style-name="ch5">
              <text:p>Window Size</text:p>
            </chart:title>
            <chart:categories table:cell-range-address="local-table.$A$2:.$A$12"/>
          </chart:axis>
          <chart:axis chart:dimension="y" chart:name="primary-y" chart:style-name="ch6">
            <chart:title svg:x="0cm" svg:y="6.637cm" chart:style-name="ch7">
              <text:p>Throughput (KBps)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series chart:style-name="ch10" chart:values-cell-range-address="local-table.$C$2:.$C$12" chart:label-cell-address="local-table.$C$1" chart:class="chart:line">
            <chart:data-point chart:repeated="11"/>
          </chart:series>
          <chart:series chart:style-name="ch11" chart:values-cell-range-address="local-table.$D$2:.$D$12" chart:label-cell-address="local-table.$D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ms</text:p>
              </table:table-cell>
              <table:table-cell office:value-type="string">
                <text:p>50 ms</text:p>
              </table:table-cell>
              <table:table-cell office:value-type="string">
                <text:p>150 m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2.63">
                <text:p>32.63</text:p>
              </table:table-cell>
              <table:table-cell office:value-type="float" office:value="4.52">
                <text:p>4.52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97">
                <text:p>63.97</text:p>
              </table:table-cell>
              <table:table-cell office:value-type="float" office:value="9.03">
                <text:p>9.03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.49">
                <text:p>119.49</text:p>
              </table:table-cell>
              <table:table-cell office:value-type="float" office:value="17.07">
                <text:p>17.07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.46">
                <text:p>227.46</text:p>
              </table:table-cell>
              <table:table-cell office:value-type="float" office:value="35.61">
                <text:p>35.61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2.1">
                <text:p>312.1</text:p>
              </table:table-cell>
              <table:table-cell office:value-type="float" office:value="56.56">
                <text:p>56.56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3.68">
                <text:p>483.68</text:p>
              </table:table-cell>
              <table:table-cell office:value-type="float" office:value="88.38">
                <text:p>88.38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4.05">
                <text:p>494.05</text:p>
              </table:table-cell>
              <table:table-cell office:value-type="float" office:value="73.77">
                <text:p>73.77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1.73">
                <text:p>251.73</text:p>
              </table:table-cell>
              <table:table-cell office:value-type="float" office:value="75.07">
                <text:p>75.07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7.32">
                <text:p>177.32</text:p>
              </table:table-cell>
              <table:table-cell office:value-type="float" office:value="51.19">
                <text:p>51.19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